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style:style style:name="P1" style:parent-style-name="Normal" style:master-page-name="MP0" style:family="paragraph">
      <style:paragraph-properties fo:break-before="page"/>
    </style:style>
    <style:style style:name="P2" style:parent-style-name="Párrafodelista" style:list-style-name="LFO1" style:family="paragraph"/>
    <style:style style:name="P3" style:parent-style-name="Párrafodelista" style:list-style-name="LFO1" style:family="paragraph"/>
    <style:style style:name="P4" style:parent-style-name="Párrafodelista" style:list-style-name="LFO2" style:family="paragraph"/>
    <style:style style:name="P5" style:parent-style-name="Párrafodelista" style:family="paragraph">
      <style:paragraph-properties fo:margin-left="1.2333in">
        <style:tab-stops/>
      </style:paragraph-properties>
    </style:style>
    <style:style style:name="P6" style:parent-style-name="Párrafodelista" style:family="paragraph">
      <style:paragraph-properties fo:margin-left="1.2333in">
        <style:tab-stops/>
      </style:paragraph-properties>
    </style:style>
    <style:style style:name="P7" style:parent-style-name="Párrafodelista" style:list-style-name="LFO2" style:family="paragraph"/>
    <style:style style:name="P8" style:parent-style-name="Párrafodelista" style:family="paragraph">
      <style:paragraph-properties fo:margin-left="1.2333in">
        <style:tab-stops/>
      </style:paragraph-properties>
    </style:style>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family="paragraph">
      <style:paragraph-properties fo:margin-left="1.2333in">
        <style:tab-stops/>
      </style:paragraph-properties>
    </style:style>
    <style:style style:name="P14" style:parent-style-name="Párrafodelista" style:list-style-name="LFO2" style:family="paragraph"/>
    <style:style style:name="P15" style:parent-style-name="Párrafodelista" style:family="paragraph">
      <style:paragraph-properties fo:margin-left="1.2333in">
        <style:tab-stops/>
      </style:paragraph-properties>
    </style:style>
    <style:style style:name="P16" style:parent-style-name="Párrafodelista" style:list-style-name="LFO1" style:family="paragraph"/>
    <style:style style:name="P17" style:parent-style-name="Párrafodelista" style:list-style-name="LFO1" style:family="paragraph"/>
  </office:automatic-styles>
  <office:body>
    <office:text text:use-soft-page-breaks="true">
      <text:p text:style-name="P1"/>
      <text:p text:style-name="Normal"/>
      <text:p text:style-name="Normal">CONTENIDOS DE LA PAGINA:</text:p>
      <text:list text:style-name="LFO1" text:continue-numbering="true">
        <text:list-item>
          <text:p text:style-name="P2">Explicación del grado</text:p>
        </text:list-item>
      </text:list>
      <text:p text:style-name="Párrafodelista">Grado Medio Sistemas Microinformáticos y redes. En este grado nos centraremos en dar un conocimiento básico de informática a nivel usuario, gestión de redes, sistemas operativos,<text:s/>seguridad informatíca,<text:s/>ofimática, programación web básica y hardware y reparaciones en la asignatura e montaje.<text:s/></text:p>
      <text:p text:style-name="Párrafodelista"/>
      <text:list text:style-name="LFO1" text:continue-numbering="true">
        <text:list-item>
          <text:p text:style-name="P3">Desdoblación en asignaturas explicación de las asignaturas:</text:p>
        </text:list-item>
      </text:list>
      <text:p text:style-name="Párrafodelista"/>
      <text:list text:style-name="LFO2" text:continue-numbering="true">
        <text:list-item>
          <text:p text:style-name="P4">Sistemas: En esta asignatura hablaremos principalmente de los sistemas operativos de un ordenador y que uso podemos<text:s/>darles,<text:s/>así como las herramientas que tienen estos a nivel de procesos, detección de errores, aplicaciones como servidores… etc.<text:s/></text:p>
        </text:list-item>
      </text:list>
      <text:p text:style-name="P5">Nos centraremos principalmente en Windows pues el sistema operativo<text:s/>instalado<text:s/>por defecto en nuestros<text:s/>equipos,<text:s/>aunque, gracias a las máquinas virtuales podremos probar diferentes versiones de este y otros sistemas<text:s/>operativos.</text:p>
      <text:p text:style-name="P6"/>
      <text:list text:style-name="LFO2" text:continue-numbering="true">
        <text:list-item>
          <text:p text:style-name="P7">Ofimática: En está asignatura nos centraremos en las aplicaciones prácticas de las siuts de ofimática con o sin código libre. Aprendiendo a manejar estructuras de texto, presentaciones, hojas de cálculo y hasta bases de datos<text:s/></text:p>
        </text:list-item>
      </text:list>
      <text:p text:style-name="P8"/>
      <text:list text:style-name="LFO2" text:continue-numbering="true">
        <text:list-item>
          <text:p text:style-name="P9">Redes: En esta asignatura nos explicarán como es el funcionamiento de una red, en que consiste el internet, la utilidad de las IP y su distribución y todo lo que tiene que ver con trasmitir información entre dispositivos.</text:p>
        </text:list-item>
      </text:list>
      <text:p text:style-name="Párrafodelista"/>
      <text:list text:style-name="LFO2" text:continue-numbering="true">
        <text:list-item>
          <text:p text:style-name="P10">Programación Web: En esta asignatura tocaremos por encima las aplicaciones del código html y css para realizar<text:s/>páginas<text:s/>web con ejercicios<text:s/>prácticos<text:s/>y consejos estéticos y de diseño.</text:p>
        </text:list-item>
      </text:list>
      <text:p text:style-name="Párrafodelista"/>
      <text:list text:style-name="LFO2" text:continue-numbering="true">
        <text:list-item>
          <text:p text:style-name="P11">Seguridad Informática: En esta asignatura se<text:s/>explicarán<text:s/>las posibles<text:s/>vulnerabilidades<text:s/>de un sistema y como<text:s/>evitarlas,<text:s/>así<text:s/>como<text:s/>resguardar y preservar la información siguiendo unos preceptos, explicaciones de legislación de protección de datos y donde y como se debe de preservar la información para que se encuentre lo<text:s/>más<text:s/>segura posible.</text:p>
        </text:list-item>
      </text:list>
      <text:p text:style-name="Párrafodelista"/>
      <text:list text:style-name="LFO2" text:continue-numbering="true">
        <text:list-item>
          <text:p text:style-name="P12">Montaje: En<text:s/>esta<text:s/>asignatura incurriremos en el hardware del ordenador. Nos explicarán que función tiene cada una de las partes del mismo y podremos practicar como resolver errores recurrentes en informática usando equipos antiguos.</text:p>
        </text:list-item>
      </text:list>
      <text:p text:style-name="Párrafodelista"/>
      <text:p text:style-name="P13"/>
      <text:list text:style-name="LFO2" text:continue-numbering="true">
        <text:list-item>
          <text:p text:style-name="P14">Fol: Ademas de estas asignaturas en estos grados se añade la asignatura de Formación y Orientación Laboral que nos prepara para el mundo laboral para que entremos seguros una vez acabemos el curso.</text:p>
        </text:list-item>
      </text:list>
      <text:p text:style-name="P15"/>
      <text:list text:style-name="LFO1" text:continue-numbering="true">
        <text:list-item>
          <text:p text:style-name="P16">Instalaciones: El IES Galileo cuenta con diversas alas y equipamiento ya que en el se imparten diversos cursos de formación además de la enseñanza secundaría obligatoria. Para nuestro modulo cuenta con diversas aulas de ordenadores conectados vía cable a una estructura central desde la que se controla el estado de la red del instituto que está en una habitación aparte.<text:s/></text:p>
        </text:list-item>
      </text:list>
      <text:p text:style-name="Párrafodelista">Tenemos una cafetería que ofrece servicio tanto fuera como dentro del recinto, un patio en la parte de atrás para los que salgan al recreo y una zona amplia en la parte delantera con vegetación y lugares de descanso donde se puede aparcar vehículos.</text:p>
      <text:p text:style-name="Párrafodelista">El centro está comprometido con las causas sociales por ello se realizan actividades estéticas decorando esté con motivos como el día de la mujer, contra la violencia de género, artistas de comics y libros, por la diversidad en las aulas, a favor del reciclaje y muchas más representaciones curiosas.<text:s/></text:p>
      <text:p text:style-name="Párrafodelista"/>
      <text:list text:style-name="LFO1" text:continue-numbering="true">
        <text:list-item>
          <text:p text:style-name="P17">Ubicación y contacto:</text:p>
        </text:list-item>
      </text:list>
      <text:p text:style-name="Párrafodelista">El centro se ubica en la parte de arriba de Pajarillos, barrio de Valladolid.<text:s/></text:p>
      <text:p text:style-name="Párrafode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style:page-layout style:name="PL0">
      <style:page-layout-properties fo:page-width="8.268in" fo:page-height="11.693in" style:print-orientation="portrait" fo:margin-top="1.3784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os</meta:initial-creator>
    <dc:creator>filos</dc:creator>
    <meta:creation-date>2021-06-07T17:26:00Z</meta:creation-date>
    <dc:date>2021-06-07T19:07:00Z</dc:date>
    <meta:template xlink:href="Normal.dotm" xlink:type="simple"/>
    <meta:editing-cycles>1</meta:editing-cycles>
    <meta:editing-duration>PT6060S</meta:editing-duration>
    <meta:document-statistic meta:page-count="2" meta:paragraph-count="6" meta:word-count="509" meta:character-count="3305" meta:row-count="23" meta:non-whitespace-character-count="2802"/>
  </office:meta>
</office:document-meta>
</file>